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93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9.019cm"/>
    </style:style>
    <style:style style:name="gr5"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4pt" style:font-size-asian="24pt" style:font-size-complex="24pt"/>
    </style:style>
    <style:style style:name="P3" style:family="paragraph">
      <loext:graphic-properties draw:fill-color="#ffffff"/>
    </style:style>
    <style:style style:name="P4"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font-name="Segoe UI Semibold" fo:font-size="24pt" style:font-size-asian="24pt" style:font-size-complex="24pt"/>
    </style:style>
    <style:style style:name="T4" style:family="text">
      <style:text-properties style:text-position="super 58%" style:font-name="Segoe UI Semibold" fo:font-size="32pt" style:font-size-asian="32pt" style:font-size-complex="32pt"/>
    </style:style>
    <style:style style:name="T5" style:family="text">
      <style:text-properties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4.184cm" svg:x="1.524cm" svg:y="0.762cm">
          <draw:text-box>
            <text:p text:style-name="P1"><text:span text:style-name="T1">Epistle Reading</text:span></text:p>
            <text:p text:style-name="P1"><text:span text:style-name="T2">2 Thessalonians 3:6–13</text:span></text:p>
            <text:p><text:span text:style-name="T3"><text:s text:c="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892cm" svg:height="7.766cm" svg:x="1.524cm" svg:y="0.762cm">
          <draw:text-box>
            <text:p><text:span text:style-name="T4">6</text:span><text:span text:style-name="T5">Now we command you, brothers, in the name of our Lord Jesus Christ, that you keep away from any brother who is walking in idleness and not in accord with the tradition that you received from us.</text:span><text:span text:style-name="T3">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892cm" svg:height="9.269cm" svg:x="1.524cm" svg:y="0.762cm">
          <draw:text-box>
            <text:p><text:span text:style-name="T4">7</text:span><text:span text:style-name="T5">For you yourselves know how you ought to imitate us, because we were not idle when we were with you, </text:span><text:span text:style-name="T4">8</text:span><text:span text:style-name="T5">nor did we eat anyone’s bread without paying for it, but with toil and labor we worked night and day, that we might not be a burden to any of you.</text:span><text:span text:style-name="T3">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3" draw:text-style-name="P2" draw:layer="layout" svg:width="24.892cm" svg:height="7.766cm" svg:x="1.524cm" svg:y="0.762cm">
          <draw:text-box>
            <text:p><text:span text:style-name="T4">9</text:span><text:span text:style-name="T5">It was not because we do not have that right, but to give you in ourselves an example to imitate. </text:span><text:span text:style-name="T4">10</text:span><text:span text:style-name="T5">For even when we were with you, we would give you this command: If anyone is not willing to work, let him not eat.</text:span><text:span text:style-name="T3">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4" draw:layer="layout" svg:width="24.892cm" svg:height="7.766cm" svg:x="1.524cm" svg:y="0.762cm">
          <draw:text-box>
            <text:p><text:span text:style-name="T4">11</text:span><text:span text:style-name="T5">For we hear that some among you walk in idleness, not busy at work, but busybodies. </text:span><text:span text:style-name="T4">12</text:span><text:span text:style-name="T5">Now such persons we command and encourage in the Lord Jesus Christ to do their work quietly and to earn their own living.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5" draw:text-style-name="P4" draw:layer="layout" svg:width="24.892cm" svg:height="3.257cm" svg:x="1.524cm" svg:y="0.762cm">
          <draw:text-box>
            <text:p><text:span text:style-name="T4">13</text:span><text:span text:style-name="T5">As for you, brothers, do not grow weary in doing goo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11T09:35:27.203000000</meta:creation-date>
    <dc:date>2016-11-11T21:04:55.027000000</dc:date>
    <meta:editing-duration>PT10M44S</meta:editing-duration>
    <meta:editing-cycles>4</meta:editing-cycles>
    <meta:generator>LibreOffice/5.2.3.3$Windows_X86_64 LibreOffice_project/d54a8868f08a7b39642414cf2c8ef2f228f780cf</meta:generator>
    <meta:document-statistic meta:object-count="39"/>
  </office:meta>
</office:document-meta>
</file>